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61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Results on Test Data</text:p>
          </table:table-cell>
          <table:table-cell table:style-name="ce1" office:value-type="string" calcext:value-type="string">
            <text:p>test set size</text:p>
          </table:table-cell>
          <table:table-cell table:style-name="ce1" office:value-type="string" calcext:value-type="string">
            <text:p>Baseline</text:p>
          </table:table-cell>
          <table:table-cell office:value-type="string" calcext:value-type="string">
            <text:p>MLP</text:p>
          </table:table-cell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Hamming Loss:</text:p>
          </table:table-cell>
          <table:table-cell table:style-name="ce1"/>
          <table:table-cell table:style-name="ce1" office:value-type="float" office:value="0.065" calcext:value-type="float">
            <text:p>0.065</text:p>
          </table:table-cell>
          <table:table-cell/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f1 score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<text:s/>-----------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Contrariety: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0.848" calcext:value-type="float">
            <text:p>0.84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table:style-name="ce1" office:value-type="string" calcext:value-type="string">
            <text:p>Uncertainty: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.797" calcext:value-type="float">
            <text:p>0.797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table:style-name="ce1" office:value-type="string" calcext:value-type="string">
            <text:p>Certainty: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786" calcext:value-type="float">
            <text:p>0.786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style-name="ce1" office:value-type="string" calcext:value-type="string">
            <text:p>Prediction: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.777" calcext:value-type="float">
            <text:p>0.777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table:style-name="ce1" office:value-type="string" calcext:value-type="string">
            <text:p>Necessity: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65" calcext:value-type="float">
            <text:p>0.765</text:p>
          </table:table-cell>
          <table:table-cell office:value-type="float" office:value="0.687" calcext:value-type="float">
            <text:p>0.687</text:p>
          </table:table-cell>
        </table:table-row>
        <table:table-row table:style-name="ro1">
          <table:table-cell table:style-name="ce1" office:value-type="string" calcext:value-type="string">
            <text:p>Source of knowledge: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.732" calcext:value-type="float">
            <text:p>0.732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 table:style-name="ce1" office:value-type="string" calcext:value-type="string">
            <text:p>Hypotheticality: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703" calcext:value-type="float">
            <text:p>0.703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table:style-name="ce1" office:value-type="string" calcext:value-type="string">
            <text:p>Volition: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96" calcext:value-type="float">
            <text:p>0.696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table:style-name="ce1" office:value-type="string" calcext:value-type="string">
            <text:p>Tact/rudeness: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67" calcext:value-type="float">
            <text:p>0.667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table:style-name="ce1" office:value-type="string" calcext:value-type="string">
            <text:p>Agreement/disagreement: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67" calcext:value-type="float">
            <text:p>0.667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table:style-name="ce1"/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Micro-f1 score:</text:p>
          </table:table-cell>
          <table:table-cell table:style-name="ce1"/>
          <table:table-cell table:style-name="ce1" office:value-type="float" office:value="0.774" calcext:value-type="float">
            <text:p>0.774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table:style-name="ce1" office:value-type="string" calcext:value-type="string">
            <text:p>Macro-f1 score:</text:p>
          </table:table-cell>
          <table:table-cell table:style-name="ce1"/>
          <table:table-cell table:style-name="ce1" office:value-type="float" office:value="0.744" calcext:value-type="float">
            <text:p>0.744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 table:style-name="ce1" office:value-type="string" calcext:value-type="string">
            <text:p>Weighted-f1 score:</text:p>
          </table:table-cell>
          <table:table-cell table:style-name="ce1"/>
          <table:table-cell table:style-name="ce1" office:value-type="float" office:value="0.773" calcext:value-type="float">
            <text:p>0.77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"/>
          <table:table-cell table:style-name="ce1" office:value-type="float" office:value="0.504" calcext:value-type="float">
            <text:p>0.504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 table:number-rows-repeated="2">
          <table:table-cell table:style-name="ce1" table:number-columns-repeated="3"/>
          <table:table-cell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5:08.507282019</meta:creation-date>
    <dc:date>2018-07-12T15:51:25.755390615</dc:date>
    <meta:editing-duration>PT6M18S</meta:editing-duration>
    <meta:editing-cycles>1</meta:editing-cycles>
    <meta:document-statistic meta:table-count="1" meta:cell-count="60" meta:object-count="0"/>
    <meta:generator>LibreOffice/6.0.3.2$Linux_X86_64 LibreOffice_project/00m0$Build-2</meta:generator>
  </office:meta>
</office:document-meta>
</file>